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dd5e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846d5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8530bc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3">8</text:span><text:span text:style-name="T1">.</text:span><text:span text:style-name="T4">3.</text:span><text:span text:style-name="T6">5</text:span><text:span text:style-name="T2">.</text:span><text:span text:style-name="T1"> </text:span><text:span text:style-name="T6">El radar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2-23T09:40:59.343000000</dc:date>
    <meta:editing-duration>PT6H7M19S</meta:editing-duration>
    <meta:editing-cycles>101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4" meta:character-count="24" meta:non-whitespace-character-count="21"/>
  </office:meta>
</office:document-meta>
</file>